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family="paragraph">
      <style:paragraph-properties fo:margin-left="0.75in">
        <style:tab-stops/>
      </style:paragraph-properties>
      <style:text-properties fo:color="#FF0000"/>
    </style:style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T10" style:parent-style-name="DefaultParagraphFont" style:family="text">
      <style:text-properties fo:color="#FF0000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Wingdings" style:font-name-asian="Wingdings" style:font-name-complex="Wingdings"/>
    </style:style>
    <style:style style:name="T13" style:parent-style-name="DefaultParagraphFont" style:family="text">
      <style:text-properties fo:color="#FF0000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Wingdings" style:font-name-asian="Wingdings" style:font-name-complex="Wingdings"/>
    </style:style>
    <style:style style:name="T16" style:parent-style-name="DefaultParagraphFont" style:family="text">
      <style:text-properties fo:color="#70AD47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Wingdings" style:font-name-asian="Wingdings" style:font-name-complex="Wingdings"/>
    </style:style>
    <style:style style:name="T19" style:parent-style-name="DefaultParagraphFont" style:family="text">
      <style:text-properties fo:color="#FF0000"/>
    </style:style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T22" style:parent-style-name="DefaultParagraphFont" style:family="text">
      <style:text-properties fo:color="#FF0000"/>
    </style:style>
    <style:style style:name="P23" style:parent-style-name="ListParagraph" style:list-style-name="LFO2" style:family="paragraph"/>
    <style:style style:name="P24" style:parent-style-name="ListParagraph" style:list-style-name="LFO2" style:family="paragraph"/>
    <style:style style:name="T25" style:parent-style-name="DefaultParagraphFont" style:family="text">
      <style:text-properties style:font-name="Wingdings" style:font-name-asian="Wingdings" style:font-name-complex="Wingdings"/>
    </style:style>
    <style:style style:name="T26" style:parent-style-name="DefaultParagraphFont" style:family="text">
      <style:text-properties fo:color="#70AD47"/>
    </style:style>
    <style:style style:name="P27" style:parent-style-name="ListParagraph" style:list-style-name="LFO2" style:family="paragraph"/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T30" style:parent-style-name="DefaultParagraphFont" style:family="text">
      <style:text-properties style:font-name="Wingdings" style:font-name-asian="Wingdings" style:font-name-complex="Wingdings"/>
    </style:style>
    <style:style style:name="T31" style:parent-style-name="DefaultParagraphFont" style:family="text">
      <style:text-properties fo:color="#FF0000"/>
    </style:style>
    <style:style style:name="P32" style:parent-style-name="ListParagraph" style:list-style-name="LFO2" style:family="paragraph"/>
    <style:style style:name="P33" style:parent-style-name="ListParagraph" style:list-style-name="LFO2" style:family="paragraph"/>
    <style:style style:name="T34" style:parent-style-name="DefaultParagraphFont" style:family="text">
      <style:text-properties style:font-name="Wingdings" style:font-name-asian="Wingdings" style:font-name-complex="Wingdings"/>
    </style:style>
    <style:style style:name="T35" style:parent-style-name="DefaultParagraphFont" style:family="text">
      <style:text-properties fo:color="#70AD47"/>
    </style:style>
    <style:style style:name="P36" style:parent-style-name="ListParagraph" style:list-style-name="LFO2" style:family="paragraph"/>
    <style:style style:name="T37" style:parent-style-name="DefaultParagraphFont" style:family="text">
      <style:text-properties style:font-name="Wingdings" style:font-name-asian="Wingdings" style:font-name-complex="Wingdings"/>
    </style:style>
    <style:style style:name="T38" style:parent-style-name="DefaultParagraphFont" style:family="text">
      <style:text-properties fo:color="#70AD47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font-name="Wingdings" style:font-name-asian="Wingdings" style:font-name-complex="Wingdings"/>
    </style:style>
    <style:style style:name="T41" style:parent-style-name="DefaultParagraphFont" style:family="text">
      <style:text-properties fo:color="#70AD47"/>
    </style:style>
    <style:style style:name="P42" style:parent-style-name="ListParagraph" style:list-style-name="LFO2" style:family="paragraph"/>
    <style:style style:name="T43" style:parent-style-name="DefaultParagraphFont" style:family="text">
      <style:text-properties style:font-name="Wingdings" style:font-name-asian="Wingdings" style:font-name-complex="Wingdings"/>
    </style:style>
    <style:style style:name="T44" style:parent-style-name="DefaultParagraphFont" style:family="text">
      <style:text-properties fo:color="#FF0000"/>
    </style:style>
    <style:style style:name="P45" style:parent-style-name="ListParagraph" style:list-style-name="LFO2" style:family="paragraph"/>
    <style:style style:name="P46" style:parent-style-name="ListParagraph" style:list-style-name="LFO2" style:family="paragraph"/>
    <style:style style:name="T47" style:parent-style-name="DefaultParagraphFont" style:family="text">
      <style:text-properties style:font-name="Wingdings" style:font-name-asian="Wingdings" style:font-name-complex="Wingdings"/>
    </style:style>
    <style:style style:name="T48" style:parent-style-name="DefaultParagraphFont" style:family="text">
      <style:text-properties fo:color="#FF0000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0000" style:text-position="super 63.6%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style:font-name="Wingdings" style:font-name-asian="Wingdings" style:font-name-complex="Wingdings"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FF0000"/>
    </style:style>
    <style:style style:name="P56" style:parent-style-name="ListParagraph" style:list-style-name="LFO2" style:family="paragraph"/>
    <style:style style:name="P57" style:parent-style-name="ListParagraph" style:list-style-name="LFO2" style:family="paragraph"/>
    <style:style style:name="T58" style:parent-style-name="DefaultParagraphFont" style:family="text">
      <style:text-properties style:font-name="Wingdings" style:font-name-asian="Wingdings" style:font-name-complex="Wingdings"/>
    </style:style>
    <style:style style:name="T59" style:parent-style-name="DefaultParagraphFont" style:family="text">
      <style:text-properties fo:color="#70AD47"/>
    </style:style>
    <style:style style:name="P60" style:parent-style-name="ListParagraph" style:list-style-name="LFO2" style:family="paragraph"/>
    <style:style style:name="T61" style:parent-style-name="DefaultParagraphFont" style:family="text">
      <style:text-properties style:font-name="Wingdings" style:font-name-asian="Wingdings" style:font-name-complex="Wingdings"/>
    </style:style>
    <style:style style:name="T62" style:parent-style-name="DefaultParagraphFont" style:family="text">
      <style:text-properties fo:color="#70AD47"/>
    </style:style>
    <style:style style:name="P63" style:parent-style-name="ListParagraph" style:list-style-name="LFO2" style:family="paragraph"/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style:font-name="Wingdings" style:font-name-asian="Wingdings" style:font-name-complex="Wingdings" fo:color="#00000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FF0000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style:font-name="Wingdings" style:font-name-asian="Wingdings" style:font-name-complex="Wingdings"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FF0000"/>
    </style:style>
    <style:style style:name="T74" style:parent-style-name="DefaultParagraphFont" style:family="text">
      <style:text-properties fo:color="#000000"/>
    </style:style>
    <style:style style:name="P75" style:parent-style-name="ListParagraph" style:list-style-name="LFO2" style:family="paragraph"/>
    <style:style style:name="T76" style:parent-style-name="DefaultParagraphFont" style:family="text">
      <style:text-properties fo:color="#000000"/>
    </style:style>
    <style:style style:name="P77" style:parent-style-name="Normal" style:family="paragraph">
      <style:paragraph-properties fo:margin-left="0.4916in">
        <style:tab-stops/>
      </style:paragraph-properties>
    </style:style>
    <style:style style:name="P78" style:parent-style-name="Normal" style:family="paragraph">
      <style:paragraph-properties fo:break-before="page"/>
    </style:style>
  </office:automatic-styles>
  <office:body>
    <office:text text:use-soft-page-breaks="true">
      <text:p text:style-name="P1">Projet Electronique CO2 :<text:s/></text:p>
      <text:p text:style-name="Normal"/>
      <text:p text:style-name="Normal">(06/11) :<text:s/>Début de projet ou bien<text:s/>« Que des<text:s/>problèmes… »</text:p>
      <text:list text:style-name="LFO3" text:continue-numbering="true">
        <text:list-item>
          <text:p text:style-name="P2">Soudure CMS de la carte + soudure du capteur<text:s/></text:p>
        </text:list-item>
        <text:list-item>
          <text:p text:style-name="P3">Lecture de la doc du capteur<text:s/>(si le CS est à 1 le capteur utilise l’I2C, s’il est à 0 le capteur utilise le SPI)<text:s/></text:p>
        </text:list-item>
        <text:list-item>
          <text:p text:style-name="P4">Essai de plusieurs sketchs pour détecter l’adresse I2C du capteur (Adresse renseigné sur la doc de ce dernier à savoir : 0x53 si le bit ADD est à HIGH et 0x52 s’il est à LOW)</text:p>
        </text:list-item>
      </text:list>
      <text:p text:style-name="P5">Résultat négatif</text:p>
      <text:list text:style-name="LFO3" text:continue-numbering="true">
        <text:list-item>
          <text:p text:style-name="P6">Ecran bleu du PC de travail<text:s/>lors du téléversement</text:p>
        </text:list-item>
        <text:list-item>
          <text:p text:style-name="P7">Intervention de l’IT, le PC n’était pas récupérable donc changement</text:p>
        </text:list-item>
        <text:list-item>
          <text:p text:style-name="P8">Réinstallation des logiciels</text:p>
        </text:list-item>
        <text:list-item>
          <text:p text:style-name="P9">Test de la solution une nouvelle fois et<text:s/><text:span text:style-name="T10">nouvel échec<text:s/></text:span>(pas de réponse du capteur)</text:p>
        </text:list-item>
      </text:list>
      <text:p text:style-name="Normal"/>
      <text:p text:style-name="Normal">(20/11) :<text:s/>Prise en main de la communication entre capteur et PC<text:s/>ou bien « Nouvelle désillusion »<text:s/></text:p>
      <text:list text:style-name="LFO1" text:continue-numbering="true">
        <text:list-item>
          <text:p text:style-name="P11">Test de certains sketchs trouver sur le net pour détecter l’adresse I2C d’un capteur<text:s/><text:span text:style-name="T12"></text:span><text:s/><text:span text:style-name="T13">Echec</text:span></text:p>
        </text:list-item>
        <text:list-item>
          <text:p text:style-name="P14">Test scan I2C avec l’ancienne carte<text:s/><text:span text:style-name="T15"></text:span><text:s/><text:span text:style-name="T16">Succès</text:span></text:p>
        </text:list-item>
        <text:list-item>
          <text:p text:style-name="P17">Modification du sketch précédent en fonction de la datasheet du composant ENS 160<text:s/><text:span text:style-name="T18"></text:span><text:s/><text:span text:style-name="T19">Echec</text:span><text:s/>(on ne sait pas si c’est le câblage ou bien le code qui ne fonctionne pas)</text:p>
        </text:list-item>
        <text:list-item>
          <text:p text:style-name="P20">Soudure des 3 fils permettant la communication (permet d’éliminer le défaut de câblage)</text:p>
        </text:list-item>
        <text:list-item>
          <text:p text:style-name="P21">Test :<text:s/><text:span text:style-name="T22">Echec</text:span></text:p>
        </text:list-item>
      </text:list>
      <text:p text:style-name="Normal"/>
      <text:p text:style-name="Normal">(04/12) :<text:s/>Recherche adresse I2C d’un capteur<text:s/>ou bien «<text:s/>Des hauts et des bas<text:s/>»</text:p>
      <text:list text:style-name="LFO2" text:continue-numbering="true">
        <text:list-item>
          <text:p text:style-name="P23">Changement (de nouveau) de PC de travail donc réinstallation des logiciels</text:p>
        </text:list-item>
        <text:list-item>
          <text:p text:style-name="P24">Reprise du travail fait la séance précédente, vérification du sketch<text:s/><text:span text:style-name="T25"></text:span><text:s/><text:span text:style-name="T26">OK</text:span></text:p>
        </text:list-item>
        <text:list-item>
          <text:p text:style-name="P27">On a réussi à avoir une adresse I2C brièvement mais la communication n’est pas pérenne.</text:p>
        </text:list-item>
        <text:list-item>
          <text:p text:style-name="P28">Vérification des soudures</text:p>
        </text:list-item>
        <text:list-item>
          <text:p text:style-name="P29">Nouveau test<text:s/><text:span text:style-name="T30"></text:span><text:s/><text:span text:style-name="T31">Echec</text:span></text:p>
        </text:list-item>
        <text:list-item>
          <text:p text:style-name="P32">On isole le capteur et l’ESP32 de la carte PCB</text:p>
        </text:list-item>
        <text:list-item>
          <text:p text:style-name="P33">Test isolé Adresse I2C<text:span text:style-name="T34"></text:span><text:s/><text:span text:style-name="T35">Réussis à détecter l’adresse I2C</text:span></text:p>
        </text:list-item>
        <text:list-item>
          <text:p text:style-name="P36">Test isolé CO2<text:s/><text:span text:style-name="T37"></text:span><text:s/><text:span text:style-name="T38">Réussis à capter un taux de CO2 cohérent</text:span>, augment si on souffle dessus puis diminue<text:s/></text:p>
        </text:list-item>
        <text:list-item>
          <text:p text:style-name="P39">Test isolé Température<text:s/><text:span text:style-name="T40"></text:span><text:s/><text:span text:style-name="T41">Test réussi</text:span>, augmente lorsque l’on place le capteur dans la ligne d’effet du pistolet à air chaud<text:s/></text:p>
        </text:list-item>
        <text:list-item>
          <text:p text:style-name="P42">Retour des tests sur la carte sans changer les sketchs<text:s/><text:span text:style-name="T43"></text:span><text:s/><text:span text:style-name="T44">Echec</text:span><text:s/></text:p>
        </text:list-item>
        <text:list-item>
          <text:p text:style-name="P45">Modification de câblage sur la carte pour ne pas utiliser la broche 12 (Initialisation de l’ESP)</text:p>
        </text:list-item>
        <text:list-item>
          <text:p text:style-name="P46">Test I2C scanning<text:s/><text:span text:style-name="T47"></text:span><text:s/><text:span text:style-name="T48">Nouvel échec cuisant …<text:s/></text:span></text:p>
        </text:list-item>
        <text:list-item>
          <text:p text:style-name="P49"><text:span text:style-name="T50">Changement de capteur et changement de l’emplacement du capteur sur la carte (car 1</text:span><text:span text:style-name="T51">er</text:span><text:span text:style-name="T52"><text:s/>capteur soudé)<text:s/></text:span><text:span text:style-name="T53"></text:span><text:span text:style-name="T54"><text:s/>encore et toujours la même chanson …<text:s/></text:span><text:span text:style-name="T55">Echec !</text:span></text:p>
        </text:list-item>
        <text:list-item>
          <text:p text:style-name="P56">Réalisation de la soudure de jonction (le capteur n’était pas alimenté sur la carte depuis car cette jonction n’était pas présente …)</text:p>
        </text:list-item>
        <text:list-item>
          <text:p text:style-name="P57">Test détection du capteur<text:s/><text:span text:style-name="T58"></text:span><text:s/><text:span text:style-name="T59">Succès</text:span></text:p>
        </text:list-item>
        <text:list-item>
          <text:p text:style-name="P60">Test CO2<text:s/><text:span text:style-name="T61"></text:span><text:s/><text:span text:style-name="T62">Succès</text:span></text:p>
        </text:list-item>
        <text:list-item>
          <text:p text:style-name="P63"><text:span text:style-name="T64">Test détection simultané de 2 capteurs avec 2 adresses différentes<text:s/></text:span><text:span text:style-name="T65"></text:span><text:span text:style-name="T66"><text:s/></text:span><text:span text:style-name="T67">Echec</text:span></text:p>
        </text:list-item>
        <text:list-item>
          <text:p text:style-name="P68"><text:span text:style-name="T69">Test détection différé de 2 capteurs<text:s/></text:span><text:span text:style-name="T70">(1 en I2C et 1 en SPI)<text:s/></text:span><text:span text:style-name="T71"></text:span><text:span text:style-name="T72"><text:s/></text:span><text:span text:style-name="T73">Echec</text:span><text:span text:style-name="T74"><text:s/></text:span></text:p>
        </text:list-item>
        <text:list-item>
          <text:p text:style-name="P75"><text:span text:style-name="T76">Seule solution : Redessiner une nouvelle carte pouvant alimenter 1 capteur à la fois<text:s/></text:span></text:p>
        </text:list-item>
      </text:list>
      <text:p text:style-name="P77"/>
      <text:p text:style-name="P78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as Carnevali</meta:initial-creator>
    <dc:creator>Nicolas Carnevali</dc:creator>
    <meta:creation-date>2023-11-20T15:14:00Z</meta:creation-date>
    <dc:date>2023-12-04T15:28:00Z</dc:date>
    <meta:template xlink:href="Normal.dotm" xlink:type="simple"/>
    <meta:editing-cycles>17</meta:editing-cycles>
    <meta:editing-duration>PT28020S</meta:editing-duration>
    <meta:document-statistic meta:page-count="3" meta:paragraph-count="5" meta:word-count="405" meta:character-count="2631" meta:row-count="18" meta:non-whitespace-character-count="2231"/>
  </office:meta>
</office:document-meta>
</file>